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c22" officeooo:paragraph-rsid="0001ec22"/>
    </style:style>
    <style:style style:name="P2" style:family="paragraph" style:parent-style-name="Standard">
      <style:text-properties officeooo:rsid="000236c0" officeooo:paragraph-rsid="000236c0"/>
    </style:style>
    <style:style style:name="P3" style:family="paragraph" style:parent-style-name="Standard">
      <style:text-properties officeooo:rsid="000236c0" officeooo:paragraph-rsid="00035b1d"/>
    </style:style>
    <style:style style:name="P4" style:family="paragraph" style:parent-style-name="Standard">
      <style:text-properties officeooo:rsid="000236c0" officeooo:paragraph-rsid="00049ad9"/>
    </style:style>
    <style:style style:name="P5" style:family="paragraph" style:parent-style-name="Standard">
      <style:text-properties officeooo:rsid="000236c0" officeooo:paragraph-rsid="0005f7a3"/>
    </style:style>
    <style:style style:name="P6" style:family="paragraph" style:parent-style-name="Standard">
      <style:text-properties officeooo:rsid="000236c0" officeooo:paragraph-rsid="0006220b"/>
    </style:style>
    <style:style style:name="P7" style:family="paragraph" style:parent-style-name="Standard">
      <style:text-properties officeooo:rsid="000236c0" officeooo:paragraph-rsid="0008ed5b"/>
    </style:style>
    <style:style style:name="P8" style:family="paragraph" style:parent-style-name="Standard">
      <style:text-properties officeooo:rsid="000236c0" officeooo:paragraph-rsid="00098114"/>
    </style:style>
    <style:style style:name="P9" style:family="paragraph" style:parent-style-name="Standard">
      <style:text-properties officeooo:rsid="000236c0" officeooo:paragraph-rsid="000dc131"/>
    </style:style>
    <style:style style:name="P10" style:family="paragraph" style:parent-style-name="Standard">
      <style:text-properties officeooo:rsid="000236c0" officeooo:paragraph-rsid="000fa34b"/>
    </style:style>
    <style:style style:name="P11" style:family="paragraph" style:parent-style-name="Standard">
      <style:text-properties officeooo:rsid="000236c0" officeooo:paragraph-rsid="000fbd2a"/>
    </style:style>
    <style:style style:name="P12" style:family="paragraph" style:parent-style-name="Standard">
      <style:text-properties officeooo:rsid="000236c0" officeooo:paragraph-rsid="00102986"/>
    </style:style>
    <style:style style:name="P13" style:family="paragraph" style:parent-style-name="Standard">
      <style:text-properties officeooo:rsid="000236c0" officeooo:paragraph-rsid="0012fb16"/>
    </style:style>
    <style:style style:name="P14" style:family="paragraph" style:parent-style-name="Standard">
      <style:text-properties officeooo:rsid="000236c0" officeooo:paragraph-rsid="0014996f"/>
    </style:style>
    <style:style style:name="P15" style:family="paragraph" style:parent-style-name="Standard">
      <style:text-properties officeooo:rsid="000236c0" officeooo:paragraph-rsid="0016148e"/>
    </style:style>
    <style:style style:name="P16" style:family="paragraph" style:parent-style-name="Standard">
      <style:text-properties officeooo:rsid="000236c0" officeooo:paragraph-rsid="0017493d"/>
    </style:style>
    <style:style style:name="P17" style:family="paragraph" style:parent-style-name="Standard">
      <style:text-properties officeooo:rsid="000236c0" officeooo:paragraph-rsid="00177b4e"/>
    </style:style>
    <style:style style:name="P18" style:family="paragraph" style:parent-style-name="Standard">
      <style:text-properties officeooo:rsid="000236c0" officeooo:paragraph-rsid="0018fb46"/>
    </style:style>
    <style:style style:name="P19" style:family="paragraph" style:parent-style-name="Standard">
      <style:text-properties officeooo:rsid="000236c0" officeooo:paragraph-rsid="001d9ef3"/>
    </style:style>
    <style:style style:name="P20" style:family="paragraph" style:parent-style-name="Standard">
      <style:text-properties officeooo:rsid="000236c0" officeooo:paragraph-rsid="0019784f"/>
    </style:style>
    <style:style style:name="P21" style:family="paragraph" style:parent-style-name="Standard">
      <style:text-properties officeooo:rsid="000236c0" officeooo:paragraph-rsid="001e2e70"/>
    </style:style>
    <style:style style:name="P22" style:family="paragraph" style:parent-style-name="Standard">
      <style:text-properties officeooo:rsid="000236c0" officeooo:paragraph-rsid="001ec763"/>
    </style:style>
    <style:style style:name="P23" style:family="paragraph" style:parent-style-name="Standard">
      <style:text-properties officeooo:paragraph-rsid="00049ad9"/>
    </style:style>
    <style:style style:name="P24" style:family="paragraph" style:parent-style-name="Standard">
      <style:text-properties officeooo:rsid="0008ed5b" officeooo:paragraph-rsid="0008ed5b"/>
    </style:style>
    <style:style style:name="P25" style:family="paragraph" style:parent-style-name="Standard">
      <style:text-properties officeooo:rsid="00098114" officeooo:paragraph-rsid="00098114"/>
    </style:style>
    <style:style style:name="P26" style:family="paragraph" style:parent-style-name="Standard">
      <style:text-properties officeooo:rsid="000bcae9" officeooo:paragraph-rsid="000bcae9"/>
    </style:style>
    <style:style style:name="P27" style:family="paragraph" style:parent-style-name="Standard">
      <style:text-properties officeooo:rsid="000d2a98" officeooo:paragraph-rsid="000d2a98"/>
    </style:style>
    <style:style style:name="P28" style:family="paragraph" style:parent-style-name="Standard">
      <style:text-properties officeooo:rsid="000dc131" officeooo:paragraph-rsid="000dc131"/>
    </style:style>
    <style:style style:name="P29" style:family="paragraph" style:parent-style-name="Preformatted_20_Text">
      <style:text-properties officeooo:rsid="000236c0" officeooo:paragraph-rsid="0006220b"/>
    </style:style>
    <style:style style:name="P30" style:family="paragraph" style:parent-style-name="Preformatted_20_Text">
      <style:paragraph-properties fo:margin-top="0in" fo:margin-bottom="0.1965in" loext:contextual-spacing="false"/>
    </style:style>
    <style:style style:name="P31" style:family="paragraph" style:parent-style-name="Standard">
      <style:text-properties officeooo:rsid="000236c0" officeooo:paragraph-rsid="001d9ef3"/>
    </style:style>
    <style:style style:name="P32" style:family="paragraph" style:parent-style-name="Standard">
      <style:text-properties officeooo:rsid="000236c0" officeooo:paragraph-rsid="00233729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35b1d"/>
    </style:style>
    <style:style style:name="T3" style:family="text">
      <style:text-properties style:font-name="Liberation Serif" officeooo:rsid="00049ad9"/>
    </style:style>
    <style:style style:name="T4" style:family="text">
      <style:text-properties style:font-name="Liberation Serif" officeooo:rsid="0005f7a3"/>
    </style:style>
    <style:style style:name="T5" style:family="text">
      <style:text-properties style:font-name="Liberation Serif" officeooo:rsid="0006220b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6220b" style:font-size-asian="12pt" style:font-size-complex="12pt"/>
    </style:style>
    <style:style style:name="T8" style:family="text">
      <style:text-properties style:font-name="Liberation Serif" fo:font-size="12pt" fo:font-weight="normal" officeooo:rsid="001e2e70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ec763" style:font-size-asian="10.5pt" style:font-weight-asian="normal" style:font-size-complex="12pt" style:font-weight-complex="normal"/>
    </style:style>
    <style:style style:name="T10" style:family="text">
      <style:text-properties style:font-name="Liberation Serif" officeooo:rsid="0008ed5b"/>
    </style:style>
    <style:style style:name="T11" style:family="text">
      <style:text-properties style:font-name="Liberation Serif" officeooo:rsid="00098114"/>
    </style:style>
    <style:style style:name="T12" style:family="text">
      <style:text-properties style:font-name="Liberation Serif" officeooo:rsid="000fa34b"/>
    </style:style>
    <style:style style:name="T13" style:family="text">
      <style:text-properties style:font-name="Liberation Serif" officeooo:rsid="000fbd2a"/>
    </style:style>
    <style:style style:name="T14" style:family="text">
      <style:text-properties style:font-name="Liberation Serif" officeooo:rsid="00102986"/>
    </style:style>
    <style:style style:name="T15" style:family="text">
      <style:text-properties style:font-name="Liberation Serif" officeooo:rsid="0012fb16"/>
    </style:style>
    <style:style style:name="T16" style:family="text">
      <style:text-properties style:font-name="Liberation Serif" officeooo:rsid="00130bdd"/>
    </style:style>
    <style:style style:name="T17" style:family="text">
      <style:text-properties style:font-name="Liberation Serif" officeooo:rsid="0014996f"/>
    </style:style>
    <style:style style:name="T18" style:family="text">
      <style:text-properties style:font-name="Liberation Serif" officeooo:rsid="0016148e"/>
    </style:style>
    <style:style style:name="T19" style:family="text">
      <style:text-properties style:font-name="Liberation Serif" officeooo:rsid="0017493d"/>
    </style:style>
    <style:style style:name="T20" style:family="text">
      <style:text-properties style:font-name="Liberation Serif" officeooo:rsid="00177b4e"/>
    </style:style>
    <style:style style:name="T21" style:family="text">
      <style:text-properties style:font-name="Liberation Serif" officeooo:rsid="0018fb46"/>
    </style:style>
    <style:style style:name="T22" style:family="text">
      <style:text-properties style:font-name="Liberation Serif" officeooo:rsid="0019784f"/>
    </style:style>
    <style:style style:name="T23" style:family="text">
      <style:text-properties style:font-name="Liberation Serif" officeooo:rsid="001b069c"/>
    </style:style>
    <style:style style:name="T24" style:family="text">
      <style:text-properties style:font-name="Liberation Serif" officeooo:rsid="001d9ef3"/>
    </style:style>
    <style:style style:name="T25" style:family="text">
      <style:text-properties style:font-name="Liberation Serif" fo:font-weight="bold" officeooo:rsid="001d9ef3" style:font-weight-asian="bold" style:font-weight-complex="bold"/>
    </style:style>
    <style:style style:name="T26" style:family="text">
      <style:text-properties style:font-name="Liberation Serif" fo:font-weight="bold" officeooo:rsid="00233729" style:font-weight-asian="bold" style:font-weight-complex="bold"/>
    </style:style>
    <style:style style:name="T27" style:family="text">
      <style:text-properties style:font-name="Liberation Serif" fo:font-size="15pt" fo:font-weight="bold" officeooo:rsid="001d9ef3" style:font-size-asian="15pt" style:font-weight-asian="bold" style:font-size-complex="15pt" style:font-weight-complex="bold"/>
    </style:style>
    <style:style style:name="T28" style:family="text">
      <style:text-properties style:font-name="Liberation Serif" fo:font-size="15pt" fo:font-weight="bold" officeooo:rsid="001e2e70" style:font-size-asian="15pt" style:font-weight-asian="bold" style:font-size-complex="15pt" style:font-weight-complex="bold"/>
    </style:style>
    <style:style style:name="T29" style:family="text">
      <style:text-properties style:font-name="Liberation Serif" fo:font-size="15pt" fo:font-weight="bold" officeooo:rsid="001ec763" style:font-size-asian="15pt" style:font-weight-asian="bold" style:font-size-complex="15pt" style:font-weight-complex="bold"/>
    </style:style>
    <style:style style:name="T30" style:family="text">
      <style:text-properties style:font-name="Liberation Serif" fo:font-weight="normal" officeooo:rsid="001ec763" style:font-weight-asian="normal" style:font-weight-complex="normal"/>
    </style:style>
    <style:style style:name="T31" style:family="text">
      <style:text-properties style:font-name="Liberation Serif" fo:font-weight="normal" officeooo:rsid="00233729" style:font-weight-asian="normal" style:font-weight-complex="normal"/>
    </style:style>
    <style:style style:name="T32" style:family="text">
      <style:text-properties style:font-name="Liberation Serif" officeooo:rsid="001ec763"/>
    </style:style>
    <style:style style:name="T33" style:family="text">
      <style:text-properties style:font-name="Liberation Serif" officeooo:rsid="0021a1fc"/>
    </style:style>
    <style:style style:name="T34" style:family="text">
      <style:text-properties style:font-name="Liberation Serif" officeooo:rsid="0022437a"/>
    </style:style>
    <style:style style:name="T35" style:family="text">
      <style:text-properties officeooo:rsid="0010fb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et Ubuntu 16.04 ISO image from Ubuntu site</text:p>
      <text:p text:style-name="P1">Create a Ubuntu VM in Virtual box (with about <text:span text:style-name="T35">2</text:span>00 GB storage)</text:p>
      <text:p text:style-name="P1">Get git utility (command sudo apt install git)</text:p>
      <text:p text:style-name="P1"/>
      <text:p text:style-name="P1"/>
      <text:p text:style-name="P24">Install P4c</text:p>
      <text:p text:style-name="P24">========</text:p>
      <text:p text:style-name="P1"/>
      <text:p text:style-name="P1">Get p4c compiler for P4 language</text:p>
      <text:p text:style-name="P1">(git clone –recursive <text:a xlink:type="simple" xlink:href="https://github.com/p4lang/p4c.git" text:style-name="Internet_20_link" text:visited-style-name="Visited_20_Internet_20_Link">https://github.com/p4lang/p4c.git</text:a>)</text:p>
      <text:p text:style-name="P1"/>
      <text:p text:style-name="P2">Install all needed dependencies. (For 16.04 the following are needed)</text:p>
      <text:p text:style-name="P2"/>
      <text:p text:style-name="P2"><text:span text:style-name="Source_20_Text"><text:span text:style-name="T1">sudo apt-get install g++ git automake libtool libgc-dev bison flex libfl-dev libgmp-dev libboost-dev libboost-iostreams-dev libboost-graph-dev pkg-config python python-scapy python-ipaddr tcpdump cmake</text:span></text:span></text:p>
      <text:p text:style-name="P2"/>
      <text:p text:style-name="P3"><text:span text:style-name="Source_20_Text"><text:span text:style-name="T2">Install Google Protocol Buffers ( Use version 3.2.0)</text:span></text:span></text:p>
      <text:p text:style-name="P3"><text:span text:style-name="Source_20_Text"><text:span text:style-name="T2">Clone protobuf ( git clone <text:s/></text:span></text:span><text:a xlink:type="simple" xlink:href="https://github.com/google/protobug" text:style-name="Internet_20_link" text:visited-style-name="Visited_20_Internet_20_Link"><text:span text:style-name="Source_20_Text"><text:span text:style-name="T2">https://github.com/google/protobu</text:span></text:span></text:a><text:span text:style-name="Source_20_Text"><text:span text:style-name="T3">f</text:span></text:span><text:span text:style-name="Source_20_Text"><text:span text:style-name="T2">)</text:span></text:span></text:p>
      <text:p text:style-name="P3"><text:span text:style-name="Source_20_Text"><text:span text:style-name="T2">Check version 3.2.0) git checkout v.3.2.0 </text:span></text:span></text:p>
      <text:p text:style-name="P3"/>
      <text:p text:style-name="P4"><text:span text:style-name="Source_20_Text"><text:span text:style-name="T3">Install protobuf on the machine with following commands</text:span></text:span></text:p>
      <text:p text:style-name="P4"/>
      <text:p text:style-name="P23"><text:span text:style-name="Source_20_Text"><text:span text:style-name="T3">- </text:span></text:span><text:span text:style-name="Source_20_Text"><text:span text:style-name="T1">sudo apt-get install autoconf automake libtool curl make g++ unzip</text:span></text:span></text:p>
      <text:p text:style-name="P4"><text:span text:style-name="Source_20_Text"><text:span text:style-name="T3">- ./autogen.sh</text:span></text:span></text:p>
      <text:p text:style-name="P4"/>
      <text:p text:style-name="P5"><text:span text:style-name="Source_20_Text"><text:span text:style-name="T4">To build protocol buffers the commands are</text:span></text:span></text:p>
      <text:p text:style-name="P5"><text:span text:style-name="Source_20_Text"><text:span text:style-name="T4"><text:s text:c="3"/>./configure</text:span></text:span></text:p>
      <text:p text:style-name="P5"><text:span text:style-name="Source_20_Text"><text:span text:style-name="T4"><text:s text:c="3"/>make</text:span></text:span></text:p>
      <text:p text:style-name="P5"><text:span text:style-name="Source_20_Text"><text:span text:style-name="T4"><text:s text:c="3"/>make check </text:span></text:span></text:p>
      <text:p text:style-name="P5"><text:span text:style-name="Source_20_Text"><text:span text:style-name="T4"><text:s text:c="3"/>sudo make install</text:span></text:span></text:p>
      <text:p text:style-name="P5"><text:span text:style-name="Source_20_Text"><text:span text:style-name="T4"><text:s text:c="4"/>sudo ldconfig</text:span></text:span></text:p>
      <text:p text:style-name="P5"/>
      <text:p text:style-name="P6"><text:span text:style-name="Source_20_Text"><text:span text:style-name="T5">Now come back to install components of p4c</text:span></text:span></text:p>
      <text:p text:style-name="P6"/>
      <text:p text:style-name="P6"><text:span text:style-name="Source_20_Text"><text:span text:style-name="T7">mkdir build</text:span></text:span></text:p>
      <text:p text:style-name="P6"><text:span text:style-name="Source_20_Text"><text:span text:style-name="T7">cd build</text:span></text:span></text:p>
      <text:p text:style-name="P29"><text:span text:style-name="Source_20_Text"><text:span text:style-name="T6">cmake .. [-DCMAKE_BUILD_TYPE=RELEASE|DEBUG] [-DCMAKE_INSTALL_PREFIX=&lt;path&gt;] [-DENABLE_DOCS=ON (default off)] [-DENABLE_P4RUNTIME_TO_PD=OFF (default on)] [-DENABLE_PROTOBUF_STATIC=OFF (default on)]</text:span></text:span></text:p>
      <text:p text:style-name="Preformatted_20_Text"><text:span text:style-name="Source_20_Text"><text:span text:style-name="T6">make </text:span></text:span></text:p>
      <text:p text:style-name="P30"><text:span text:style-name="Source_20_Text"><text:span text:style-name="T6">make check</text:span></text:span></text:p>
      <text:p text:style-name="P6"><text:span text:style-name="Source_20_Text"><text:span text:style-name="T5">sudo make install</text:span></text:span></text:p>
      <text:p text:style-name="P6"/>
      <text:p text:style-name="P24">Installation of P4 Tutorials</text:p>
      <text:p text:style-name="P7"><text:span text:style-name="Source_20_Text"><text:span text:style-name="T10">====================</text:span></text:span></text:p>
      <text:p text:style-name="P4"/>
      <text:p text:style-name="P8"><text:span text:style-name="Source_20_Text"><text:span text:style-name="T11">git clone </text:span></text:span><text:a xlink:type="simple" xlink:href="https://github.com/p4lang/tutorials.git" text:style-name="Internet_20_link" text:visited-style-name="Visited_20_Internet_20_Link"><text:span text:style-name="Source_20_Text"><text:span text:style-name="T11">https://github.com/p4lang/tutorials.git</text:span></text:span></text:a></text:p>
      <text:p text:style-name="P8"><text:s/></text:p>
      <text:p text:style-name="P8"><text:soft-page-break/></text:p>
      <text:p text:style-name="P8"/>
      <text:p text:style-name="P9"><text:span text:style-name="Source_20_Text"><text:span text:style-name="T11">Installtion of Behavioral model</text:span></text:span></text:p>
      <text:p text:style-name="P28">======================</text:p>
      <text:p text:style-name="P8"/>
      <text:p text:style-name="P26">libssl-dev had to be installed using sudo get command</text:p>
      <text:p text:style-name="P26"/>
      <text:p text:style-name="P9"><text:span text:style-name="Source_20_Text"><text:span text:style-name="T11">git clone <text:s/></text:span></text:span><text:a xlink:type="simple" xlink:href="https://github.com/p4lang/behavioral-model" text:style-name="Internet_20_link" text:visited-style-name="Visited_20_Internet_20_Link"><text:span text:style-name="Source_20_Text"><text:span text:style-name="T11">https://github.com/p4lang/behavioral-model</text:span></text:span></text:a></text:p>
      <text:p text:style-name="P25"/>
      <text:p text:style-name="P27">Install all dependencies like thrift, nanomsh, nnpy utils of python using the script</text:p>
      <text:p text:style-name="P27">install_depsh.sh</text:p>
      <text:p text:style-name="P27"/>
      <text:p text:style-name="P28">Run make command 'make'</text:p>
      <text:p text:style-name="P28">[sudo] make install</text:p>
      <text:p text:style-name="P8"/>
      <text:p text:style-name="P10"><text:span text:style-name="Source_20_Text"><text:span text:style-name="T12">make check (to do some kind of sanity checking)</text:span></text:span></text:p>
      <text:p text:style-name="P10"/>
      <text:p text:style-name="P13"><text:span text:style-name="Source_20_Text"><text:span text:style-name="T15">- Install Mininet &amp; Maxinet</text:span></text:span></text:p>
      <text:p text:style-name="P13"><text:span text:style-name="Source_20_Text"><text:span text:style-name="T15">************************</text:span></text:span></text:p>
      <text:p text:style-name="P11"><text:span text:style-name="Source_20_Text"><text:span text:style-name="T13">Install mininet using ubuntu commands</text:span></text:span></text:p>
      <text:p text:style-name="P11"><text:span text:style-name="Source_20_Text"><text:span text:style-name="T13"><text:s/></text:span></text:span></text:p>
      <text:p text:style-name="P13"><text:span text:style-name="Source_20_Text"><text:span text:style-name="T15">The details are given in </text:span></text:span></text:p>
      <text:p text:style-name="P13"><text:span text:style-name="Source_20_Text"><text:span text:style-name="T15">https://github.com/MaxiNet/MaxiNet/blob/master/INSTALL.txt</text:span></text:span></text:p>
      <text:p text:style-name="P11"><text:span text:style-name="Source_20_Text"><text:span text:style-name="T16"/></text:span></text:p>
      <text:p text:style-name="P11"><text:span text:style-name="Source_20_Text"><text:span text:style-name="T16"/></text:span></text:p>
      <text:p text:style-name="P11"><text:span text:style-name="Source_20_Text"><text:span text:style-name="T13"/></text:span></text:p>
      <text:p text:style-name="P14"><text:span text:style-name="Source_20_Text"><text:span text:style-name="T17">- Installation of Changes specific to Timekeeper in Maxinet</text:span></text:span></text:p>
      <text:p text:style-name="P14"><text:span text:style-name="Source_20_Text"><text:span text:style-name="T13"><text:s/></text:span></text:span></text:p>
      <text:p text:style-name="P14"><text:span text:style-name="Source_20_Text"><text:span text:style-name="T17">Now we have to install the files that are specific to changes done for support of P4 switches in MaxiNet.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Use clone command to checkout from the git repository <text:s/>(The repository name is P4SwitchesInMaxinet)</text:span></text:span></text:p>
      <text:p text:style-name="P14"><text:a xlink:type="simple" xlink:href="mailto:babu.ramamurthy@gmail.com" text:style-name="Internet_20_link" text:visited-style-name="Visited_20_Internet_20_Link"><text:span text:style-name="Source_20_Text"><text:span text:style-name="T17"/></text:span></text:a></text:p>
      <text:p text:style-name="P14"><text:span text:style-name="Source_20_Text"><text:span text:style-name="T17">The changes that were made specifically for this would get copied in the directories under Maxinet (viz)</text:span></text:span></text:p>
      <text:p text:style-name="P14"><text:span text:style-name="Source_20_Text"><text:span text:style-name="T17">WorkerSever</text:span></text:span></text:p>
      <text:p text:style-name="P14"><text:span text:style-name="Source_20_Text"><text:span text:style-name="T17">Frontend</text:span></text:span></text:p>
      <text:p text:style-name="P14"><text:span text:style-name="Source_20_Text"><text:span text:style-name="T17">FrontendServer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In addition it also copies some standard topology files, with which the experiments were tested.</text:span></text:span></text:p>
      <text:p text:style-name="P14"><text:span text:style-name="Source_20_Text"><text:span text:style-name="T17"/></text:span></text:p>
      <text:p text:style-name="P15"><text:span text:style-name="Source_20_Text"><text:span text:style-name="T18">- Installation on Multiple Virtual Machines / Physical Machines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8">We need at least </text:span></text:span><text:span text:style-name="Source_20_Text"><text:span text:style-name="T24">2</text:span></text:span><text:span text:style-name="Source_20_Text"><text:span text:style-name="T18"> machines for running experiments in Maxinet with p4 switches.</text:span></text:span></text:p>
      <text:p text:style-name="P19"><text:span text:style-name="Source_20_Text"><text:span text:style-name="T24">MaxiNetFrontEndServer can be run in a VM but Workers must be run in physical machines.</text:span></text:span></text:p>
      <text:p text:style-name="P19"><text:span text:style-name="Source_20_Text"><text:span text:style-name="T24"/></text:span></text:p>
      <text:p text:style-name="P15"><text:span text:style-name="Source_20_Text"><text:span text:style-name="T24">W</text:span></text:span><text:span text:style-name="Source_20_Text"><text:span text:style-name="T18">e have to replicate the installation procedure in all the machines </text:span></text:span><text:span text:style-name="Source_20_Text"><text:span text:style-name="T24">and Vms.</text:span></text:span></text:p>
      <text:p text:style-name="P15"><text:span text:style-name="Source_20_Text"><text:span text:style-name="T18">(i) MaxiNetFrontEndServer </text:span></text:span><text:span text:style-name="Source_20_Text"><text:span text:style-name="T24">(in VM)</text:span></text:span></text:p>
      <text:p text:style-name="P15"><text:span text:style-name="Source_20_Text"><text:span text:style-name="T18">(ii) Worker 1 </text:span></text:span><text:span text:style-name="Source_20_Text"><text:span text:style-name="T24">(Physical Machine-1)</text:span></text:span></text:p>
      <text:p text:style-name="P15"><text:span text:style-name="Source_20_Text"><text:span text:style-name="T18">ii) Worker 2 </text:span></text:span><text:span text:style-name="Source_20_Text"><text:span text:style-name="T24">(Physical Machine-2) etc.</text:span></text:span></text:p>
      <text:p text:style-name="P15"><text:span text:style-name="Source_20_Text"><text:span text:style-name="T18"/></text:span></text:p>
      <text:p text:style-name="P15"><text:soft-page-break/><text:span text:style-name="Source_20_Text"><text:span text:style-name="T18">Now in each of the machines we have to start the respective programs.</text:span></text:span></text:p>
      <text:p text:style-name="P15"><text:span text:style-name="Source_20_Text"><text:span text:style-name="T18">I had configured all the machines as Vms and they were on the same LAN, so that they could reach each other.</text:span></text:span></text:p>
      <text:p text:style-name="P15"><text:span text:style-name="Source_20_Text"><text:span text:style-name="T18"/></text:span></text:p>
      <text:p text:style-name="P19"><text:span text:style-name="Source_20_Text"><text:span text:style-name="T27">Configuring MaxiNetFrontEndServer:</text:span></text:span></text:p>
      <text:p text:style-name="P19"><text:span text:style-name="Source_20_Text"><text:span text:style-name="T27"/></text:span></text:p>
      <text:p text:style-name="P19"><text:span text:style-name="Source_20_Text"><text:span text:style-name="T18">On Virtual machine named MaxiNetFrontendServer</text:span></text:span></text:p>
      <text:p text:style-name="P19"><text:span text:style-name="Source_20_Text"><text:span text:style-name="T18"/></text:span></text:p>
      <text:p text:style-name="P19"><text:span text:style-name="Source_20_Text"><text:span text:style-name="T24">1.</text:span></text:span><text:span text:style-name="Source_20_Text"><text:span text:style-name="T18">Edit the file ~/.Maxinet.cfg to reflect proper values in </text:span></text:span></text:p>
      <text:p text:style-name="P19"><text:span text:style-name="Source_20_Text"><text:span text:style-name="T18"><text:tab/>port_ns</text:span></text:span></text:p>
      <text:p text:style-name="P19"><text:span text:style-name="Source_20_Text"><text:span text:style-name="T18"><text:tab/>ssh_user</text:span></text:span></text:p>
      <text:p text:style-name="P19"><text:span text:style-name="Source_20_Text"><text:span text:style-name="T19">sections corresponding to the IP address of Frontendserver, Worker ip address</text:span></text:span></text:p>
      <text:p text:style-name="P19"><text:span text:style-name="Source_20_Text"><text:span text:style-name="T19"/></text:span></text:p>
      <text:p text:style-name="P19"><text:span text:style-name="Source_20_Text"><text:span text:style-name="T24">Please see sample MaxiNetFrontEnd</text:span></text:span><text:span text:style-name="Source_20_Text"><text:span text:style-name="T34">ServerSample</text:span></text:span><text:span text:style-name="Source_20_Text"><text:span text:style-name="T24">.cfg for clarity. The port numbers can be assigned the same values in the sample cfg file. </text:span></text:span><text:span text:style-name="Source_20_Text"><text:span text:style-name="T34">The Sample config files are located inside P4SwitchesInMaxiNet/MaxiNet/WorkerServer.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4">2.s</text:span></text:span><text:span text:style-name="Source_20_Text"><text:span text:style-name="T18">tart the following program at shell command</text:span></text:span></text:p>
      <text:p text:style-name="P15"><text:span text:style-name="Source_20_Text"><text:span text:style-name="T18">sudo MaxiNetFront</text:span></text:span><text:span text:style-name="Source_20_Text"><text:span text:style-name="T23">e</text:span></text:span><text:span text:style-name="Source_20_Text"><text:span text:style-name="T18">ndServer</text:span></text:span></text:p>
      <text:p text:style-name="P15"><text:span text:style-name="Source_20_Text"><text:span text:style-name="T18"/></text:span></text:p>
      <text:p text:style-name="P15"><text:span text:style-name="Source_20_Text"><text:span text:style-name="T24"/></text:span></text:p>
      <text:p text:style-name="P19"><text:span text:style-name="Source_20_Text"><text:span text:style-name="T27">Configuring Worker:</text:span></text:span></text:p>
      <text:p text:style-name="P16"><text:span text:style-name="Source_20_Text"><text:span text:style-name="T19"><text:s/>On machine corresponding to the Worker server, Edit the file ~/.Maxinet.cfg to have proper values in</text:span></text:span></text:p>
      <text:p text:style-name="P16"><text:span text:style-name="Source_20_Text"><text:span text:style-name="T19">port_ns</text:span></text:span></text:p>
      <text:p text:style-name="P16"><text:span text:style-name="Source_20_Text"><text:span text:style-name="T19">ssh_user</text:span></text:span></text:p>
      <text:p text:style-name="P16"><text:span text:style-name="Source_20_Text"><text:span text:style-name="T19">sections corresponding to the FrontendServer, Workers to point to right IP address that gets assigned to these machines.</text:span></text:span></text:p>
      <text:p text:style-name="P16"><text:span text:style-name="Source_20_Text"><text:span text:style-name="T19"/></text:span></text:p>
      <text:p text:style-name="P19"><text:span text:style-name="Source_20_Text"><text:span text:style-name="T24">Please see sample MaxiNetWorker</text:span></text:span><text:span text:style-name="Source_20_Text"><text:span text:style-name="T34">Sample</text:span></text:span><text:span text:style-name="Source_20_Text"><text:span text:style-name="T24">.cfg for clarity.</text:span></text:span></text:p>
      <text:p text:style-name="P15"><text:span text:style-name="Source_20_Text"><text:span text:style-name="T18"/></text:span></text:p>
      <text:p text:style-name="P19"><text:span text:style-name="Source_20_Text"><text:span text:style-name="T27">Running Test Topologies: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0">On Worker 1 do the following :</text:span></text:span></text:p>
      <text:p text:style-name="P17"><text:span text:style-name="Source_20_Text"><text:span text:style-name="T20">- Open Terminal Windows (3 nos).</text:span></text:span></text:p>
      <text:p text:style-name="P17"><text:span text:style-name="Source_20_Text"><text:span text:style-name="T20">- Change Directory to the location where MaxiNet is installed (WorkerServer)</text:span></text:span></text:p>
      <text:p text:style-name="P17"><text:span text:style-name="Source_20_Text"><text:span text:style-name="T20"/></text:span></text:p>
      <text:p text:style-name="P17"><text:span text:style-name="Source_20_Text"><text:span text:style-name="T20">- Run the following commands in one of the terminal Window</text:span></text:span></text:p>
      <text:p text:style-name="P17"><text:span text:style-name="Source_20_Text"><text:span text:style-name="T20"><text:s text:c="3"/>sudo python p4server.py (This invokes the P4server in foreground)</text:span></text:span></text:p>
      <text:p text:style-name="P17"><text:span text:style-name="Source_20_Text"><text:span text:style-name="T20">-</text:span></text:span><text:span text:style-name="Source_20_Text"><text:span text:style-name="T32">It should print entering_request_loop then we are good to go. Otherwise there is some issue in MaxiNet Configration. Most likely it did not find the front end server.</text:span></text:span></text:p>
      <text:p text:style-name="P17"><text:span text:style-name="Source_20_Text"><text:span text:style-name="T20"/></text:span></text:p>
      <text:p text:style-name="P19"><text:span text:style-name="Source_20_Text"><text:span text:style-name="T25">Running without TimeKeeper:</text:span></text:span></text:p>
      <text:p text:style-name="P19"><text:span text:style-name="Source_20_Text"><text:span text:style-name="T25">- </text:span></text:span><text:span text:style-name="Source_20_Text"><text:span text:style-name="T31">cd P4SwitchesInMaxiNet/MaxiNet/WorkerServer/test_binaries &amp;&amp; make clean &amp;&amp; make</text:span></text:span></text:p>
      <text:p text:style-name="P17"><text:span text:style-name="Source_20_Text"><text:span text:style-name="T20">- Run the following command in another terminal of the Window in the worker</text:span></text:span></text:p>
      <text:p text:style-name="P17"><text:span text:style-name="Source_20_Text"><text:span text:style-name="T20"><text:s text:c="2"/></text:span></text:span><text:span text:style-name="Source_20_Text"><text:span text:style-name="T33">sudo </text:span></text:span><text:span text:style-name="Source_20_Text"><text:span text:style-name="T20">python tst_driver.py –topo=</text:span></text:span><text:span text:style-name="Source_20_Text"><text:span text:style-name="T24">=linear_ring</text:span></text:span><text:span text:style-name="Source_20_Text"><text:span text:style-name="T20">.json </text:span></text:span></text:p>
      <text:p text:style-name="P17"><text:span text:style-name="Source_20_Text"><text:span text:style-name="T20"><text:s/></text:span></text:span><text:span text:style-name="Source_20_Text"><text:span text:style-name="T21">There are other command line switches that can be used, depending upon how we would like to invoke the driver program for the emulation.</text:span></text:span></text:p>
      <text:p text:style-name="P17"><text:span text:style-name="Source_20_Text"><text:span text:style-name="T21"/></text:span></text:p>
      <text:p text:style-name="P18"><text:span text:style-name="Source_20_Text"><text:span text:style-name="T21">For Multiworker emulation, we have to invoke p4server in 2 Virtual machines. </text:span></text:span></text:p>
      <text:p text:style-name="P18"><text:span text:style-name="Source_20_Text"><text:span text:style-name="T21">Then we have to invoke tst_driver.py with –num_workers=2</text:span></text:span></text:p>
      <text:p text:style-name="P20"><text:soft-page-break/><text:span text:style-name="Source_20_Text"><text:span text:style-name="T22">By changing the </text:span></text:span><text:span text:style-name="Source_20_Text"><text:span text:style-name="T24">linear_ring</text:span></text:span><text:span text:style-name="Source_20_Text"><text:span text:style-name="T22">.json, we can run the emulation on different topologies.</text:span></text:span></text:p>
      <text:p text:style-name="P20"><text:span text:style-name="Source_20_Text"><text:span text:style-name="T22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>Running with TimeKeeper:</text:span></text:span></text:p>
      <text:p text:style-name="P32"><text:span text:style-name="Source_20_Text"><text:span text:style-name="T31">-cd P4SwitchesInMaxiNet/MaxiNet/WorkerServer/test_binaries &amp;&amp; make clean &amp;&amp; make</text:span></text:span></text:p>
      <text:p text:style-name="P19"><text:span text:style-name="Source_20_Text"><text:span text:style-name="T25">- </text:span></text:span><text:span text:style-name="Source_20_Text"><text:span text:style-name="T30">Make sure timekeeper is installed and loaded. Other cd ~/TimeKeeper/dilation-code</text:span></text:span></text:p>
      <text:p text:style-name="P19"><text:span text:style-name="Source_20_Text"><text:span text:style-name="T30"><text:s text:c="2"/>&amp;&amp; sudo make build install</text:span></text:span></text:p>
      <text:p text:style-name="P19"><text:span text:style-name="Source_20_Text"><text:span text:style-name="T20">- Run the following command in another terminal of the Window in the worker</text:span></text:span></text:p>
      <text:p text:style-name="P19"><text:span text:style-name="Source_20_Text"><text:span text:style-name="T20"><text:s text:c="2"/></text:span></text:span><text:span text:style-name="Source_20_Text"><text:span text:style-name="T33">sudo </text:span></text:span><text:span text:style-name="Source_20_Text"><text:span text:style-name="T20">python tst_driver.py --topo=</text:span></text:span><text:span text:style-name="Source_20_Text"><text:span text:style-name="T24">=linear_ring</text:span></text:span><text:span text:style-name="Source_20_Text"><text:span text:style-name="T20">.json --</text:span></text:span><text:span text:style-name="Source_20_Text"><text:span text:style-name="T24">operating_mode=INS_VT --progress_n_rounds=3000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4">progress_n_rounds is equivalent to number of milliseconds in virtual time.</text:span></text:span></text:p>
      <text:p text:style-name="P18"><text:span text:style-name="Source_20_Text"><text:span text:style-name="T21"/></text:span></text:p>
      <text:p text:style-name="P14"><text:span text:style-name="Source_20_Text"><text:span text:style-name="T13"/></text:span></text:p>
      <text:p text:style-name="P21"><text:span text:style-name="Source_20_Text"><text:span text:style-name="T28">Seeing Output:</text:span></text:span></text:p>
      <text:p text:style-name="P21"><text:span text:style-name="Source_20_Text"><text:span text:style-name="T28"/></text:span></text:p>
      <text:p text:style-name="P21"><text:span text:style-name="Source_20_Text"><text:span text:style-name="T8">Each host’s output will be available in the corresponding worker in the tmp directory. For instance h1’s STDOUT will be located in /tmp/hh1.log</text:span></text:span></text:p>
      <text:p text:style-name="P21"><text:span text:style-name="Source_20_Text"><text:span text:style-name="T28"/></text:span></text:p>
      <text:p text:style-name="P22"><text:span text:style-name="Source_20_Text"><text:span text:style-name="T29">TroubleShooting: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>Sometimes p4server.py script and FrontEndServer need to be restarted if tst_driver script exits abnormally. 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>IF the worker machine itself crashes, then the FrontEndServer needs to be restarted.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/></text:span></text:p>
      <text:p text:style-name="P14"><text:span text:style-name="Source_20_Text"><text:span text:style-name="T17">Notes:</text:span></text:span></text:p>
      <text:p text:style-name="P12"><text:span text:style-name="Source_20_Text"><text:span text:style-name="T14">There is some assumption about Mac address of the hosts. </text:span></text:span></text:p>
      <text:p text:style-name="P12"><text:span text:style-name="Source_20_Text"><text:span text:style-name="T14">- It is formed as 10.0.host_num.</text:span></text:span><text:span text:style-name="Source_20_Text"><text:span text:style-name="T24">10</text:span></text:span></text:p>
      <text:p text:style-name="P12"><text:span text:style-name="Source_20_Text"><text:span text:style-name="T14">- We may have to touch the init_function, which creates the topology, with addresses for the host, if we have to make some modifications realted to host address in the topology.</text:span></text:span></text:p>
      <text:p text:style-name="P12"><text:span text:style-name="Source_20_Text"><text:span text:style-name="T14">- The Mac address of the host is formed with combination of switch_num and host_num</text:span></text:span></text:p>
      <text:p text:style-name="P12"><text:span text:style-name="Source_20_Text"><text:span text:style-name="T14"/></text:span></text:p>
      <text:p text:style-name="P12"><text:span text:style-name="Source_20_Text"><text:span text:style-name="T14"/></text:span></text:p>
      <text:p text:style-name="P8"/>
      <text:p text:style-name="P8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6:08:09.897425214</meta:creation-date>
    <dc:date>2018-08-11T10:06:50.427243658</dc:date>
    <meta:editing-duration>PT7H32M44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856" meta:character-count="5990" meta:non-whitespace-character-count="5202"/>
  </office:meta>
</office:document-meta>
</file>